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tahoma" svg:font-family="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333333" style:font-name="tahoma" fo:font-size="9.75pt" fo:letter-spacing="normal" fo:font-style="normal" fo:font-weight="normal" officeooo:rsid="0034e9bf" officeooo:paragraph-rsid="0034e9bf"/>
    </style:style>
    <style:style style:name="T1" style:family="text">
      <style:text-properties fo:color="#000000" style:font-name="Open Sans"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mucho tex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tahoma" svg:font-family="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Velez</meta:initial-creator>
    <meta:creation-date>2016-03-14T22:20:54.049537516</meta:creation-date>
    <dc:date>2016-05-06T13:32:27.157907279</dc:date>
    <dc:creator>Manuel Velez</dc:creator>
    <meta:editing-duration>PT27M37S</meta:editing-duration>
    <meta:editing-cycles>19</meta:editing-cycles>
    <meta:generator>LibreOffice/5.1.2.2$Linux_X86_64 LibreOffice_project/10m0$Build-2</meta:generator>
    <meta:document-statistic meta:table-count="0" meta:image-count="0" meta:object-count="0" meta:page-count="1" meta:paragraph-count="1" meta:word-count="210" meta:character-count="1365" meta:non-whitespace-character-count="1155"/>
  </office:meta>
</office:document-meta>
</file>